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1.27cm" svg:x="8.115cm" svg:y="5.045cm">
          <text:p text:style-name="P1"><text:span text:style-name="T1">sw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43cm" svg:height="0.962cm" svg:x="10.39cm" svg:y="1.635cm">
          <draw:text-box>
            <text:p text:style-name="P2"><text:span text:style-name="T1">User input</text:span></text:p>
          </draw:text-box>
        </draw:frame>
        <draw:line draw:style-name="gr3" draw:text-style-name="P3" draw:layer="layout" svg:x1="12.225cm" svg:y1="2.905cm" svg:x2="12.225cm" svg:y2="4.81cm">
          <text:p/>
        </draw:line>
        <draw:custom-shape draw:style-name="gr4" draw:text-style-name="P1" xml:id="id2" draw:id="id2" draw:layer="layout" svg:width="5.08cm" svg:height="3.175cm" svg:x="5.445cm" svg:y="8.62cm">
          <text:p text:style-name="P1"><text:span text:style-name="T1">swgit</text:span></text:p>
          <text:p text:style-name="P1"><text:span text:style-name="T1">Intercepted</text:span></text:p>
          <text:p text:style-name="P1"><text:span text:style-name="T1">comman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4.445cm" svg:height="1.905cm" svg:x="10.42cm" svg:y="13.7cm">
          <text:p text:style-name="P1"><text:span text:style-name="T1">gi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42cm" svg:y1="6.315cm" svg:x2="7.985cm" svg:y2="8.62cm" draw:start-shape="id1" draw:start-glue-point="2" draw:end-shape="id2" draw:end-glue-point="4" svg:d="m12242 6315-4257 2305">
          <text:p/>
        </draw:connector>
        <draw:connector draw:style-name="gr3" draw:text-style-name="P3" draw:layer="layout" draw:type="line" svg:x1="7.985cm" svg:y1="11.795cm" svg:x2="12.642cm" svg:y2="13.7cm" draw:start-shape="id2" draw:start-glue-point="8" draw:end-shape="id3" draw:end-glue-point="0" svg:d="m7985 11795 4657 1905">
          <text:p/>
        </draw:connector>
        <draw:connector draw:style-name="gr3" draw:text-style-name="P3" draw:layer="layout" draw:type="line" svg:x1="12.542cm" svg:y1="6.315cm" svg:x2="12.642cm" svg:y2="13.7cm" draw:end-shape="id3" draw:end-glue-point="0" svg:d="m12542 6315 100 7385">
          <text:p/>
        </draw:connector>
        <draw:frame draw:style-name="gr2" draw:layer="layout" svg:width="3.038cm" svg:height="6.65cm" svg:x="2.27cm" svg:y="6.785cm">
          <draw:text-box>
            <text:p>branch</text:p>
            <text:p>checkout</text:p>
            <text:p>clone</text:p>
            <text:p>commit</text:p>
            <text:p>init</text:p>
            <text:p>merge</text:p>
            <text:p>pull</text:p>
            <text:p>push</text:p>
            <text:p>tag</text:p>
          </draw:text-box>
        </draw:frame>
        <draw:frame draw:style-name="gr2" draw:layer="layout" svg:width="6.103cm" svg:height="2.384cm" svg:x="12.935cm" svg:y="8.59cm">
          <draw:text-box>
            <text:p>All other commands</text:p>
            <text:p>Are forwarded</text:p>
            <text:p>transparentl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048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1:31:18</meta:creation-date>
    <dc:date>2012-02-07T11:40:58</dc:date>
    <dc:creator>vallea </dc:creator>
    <meta:editing-duration>PT9M40S</meta:editing-duration>
    <meta:editing-cycles>1</meta:editing-cycles>
    <meta:document-statistic meta:object-count="10"/>
    <meta:generator>LibreOffice/3.3$Linux LibreOffice_project/330m19$Build-301</meta:generator>
  </office:meta>
</office:document-meta>
</file>